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edf" officeooo:paragraph-rsid="000c5edf"/>
    </style:style>
    <style:style style:name="P2" style:family="paragraph" style:parent-style-name="Standard">
      <style:text-properties officeooo:rsid="000df748" officeooo:paragraph-rsid="000df748"/>
    </style:style>
    <style:style style:name="P3" style:family="paragraph" style:parent-style-name="Standard">
      <style:text-properties officeooo:rsid="000f6bca" officeooo:paragraph-rsid="000f6b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 scaling only on X, not on y</text:p>
      <text:p text:style-name="P1">ResNet architecture with no Batch Normalisation </text:p>
      <text:p text:style-name="P1">RELU activation functions in all layers</text:p>
      <text:p text:style-name="P3">Constant learning rate</text:p>
      <text:p text:style-name="P1"/>
      <text:p text:style-name="P2">Gradient exploded(K_max values was very hig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1:30:39.941889844</meta:creation-date>
    <dc:date>2019-10-16T18:36:46.883159158</dc:date>
    <meta:editing-duration>PT1M5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9" meta:character-count="189" meta:non-whitespace-character-count="164"/>
  </office:meta>
</office:document-meta>
</file>